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oreBlockHoundIntegrationTests.blockHoundIsInst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oreBlockHoundIntegrationTests.testNonBlockingTask( NonBlocking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CoreBlockHound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CoreBlockHoundIntegrationTests.testNonBlockingTask( NonBlockingTask task , CompletableFuture &lt; Object &gt; fu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CoreBlockHoundIntegrationTests.concurrentReferenceHash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